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a58a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llent.<text:line-break/>Now I will give you the <text:span text:style-name="Strong_20_Emphasis">complete, unified, enterprise-grade master blueprint list</text:span> including:</text:p>
      <text:list text:style-name="L1">
        <text:list-item>
          <text:p text:style-name="P3">Admin Portal</text:p>
        </text:list-item>
        <text:list-item>
          <text:p text:style-name="P3">Student Portal</text:p>
        </text:list-item>
        <text:list-item>
          <text:p text:style-name="P3">Test Portal</text:p>
        </text:list-item>
        <text:list-item>
          <text:p text:style-name="P3">Vendor Portal</text:p>
        </text:list-item>
        <text:list-item>
          <text:p text:style-name="P3">Director (L3 inside Admin)</text:p>
        </text:list-item>
        <text:list-item>
          <text:p text:style-name="P3">Backend architecture</text:p>
        </text:list-item>
        <text:list-item>
          <text:p text:style-name="P3">Intelligence layer</text:p>
        </text:list-item>
        <text:list-item>
          <text:p text:style-name="P3">Commercial layer</text:p>
        </text:list-item>
        <text:list-item>
          <text:p text:style-name="P3">DevOps &amp; safety</text:p>
        </text:list-item>
        <text:list-item>
          <text:p text:style-name="P3">Data strategy</text:p>
        </text:list-item>
        <text:list-item>
          <text:p text:style-name="P3">Long-term evolution</text:p>
        </text:list-item>
      </text:list>
      <text:p text:style-name="Text_20_body">This is your <text:span text:style-name="Strong_20_Emphasis">final master system blueprint structure</text:span>.<text:line-break/>Nothing important will be missing after this.</text:p>
      <text:p text:style-name="Horizontal_20_Line"/>
      <text:h text:style-name="Heading_20_1" text:outline-level="1">🏗 COMPLETE ENTERPRISE MASTER BLUEPRINT</text:h>
      <text:p text:style-name="Text_20_body"><text:span text:style-name="Emphasis">(Structured in Logical Build Order)</text:span></text:p>
      <text:p text:style-name="Horizontal_20_Line"/>
      <text:p text:style-name="Text_20_body">Excellent.<text:line-break/>Now I will give you <text:span text:style-name="Strong_20_Emphasis">true beginner-level, step-by-step instructions</text:span> to complete <text:span text:style-name="Strong_20_Emphasis">Phase 0</text:span>.</text:p>
      <text:p text:style-name="Text_20_body">We will assume:</text:p>
      <text:p text:style-name="Text_20_body">• You use Linux at home<text:line-break/>• You use Windows at office<text:line-break/>• You are non-technical<text:line-break/>• Everything must stay cloud-based<text:line-break/>• You want testing to be free<text:line-break/>• Production code must not change later</text:p>
      <text:p text:style-name="Text_20_body">We will go slow and structured.</text:p>
      <text:p text:style-name="Horizontal_20_Line"/>
      <text:h text:style-name="Heading_20_1" text:outline-level="1"><text:soft-page-break/>🟢 PHASE 0 — STEP-BY-STEP EXECUTION GUIDE</text:h>
      <text:p text:style-name="Horizontal_20_Line"/>
      <text:h text:style-name="Heading_20_1" text:outline-level="1">STEP 1 — Create Google Cloud &amp; Firebase Projects</text:h>
      <text:h text:style-name="Heading_20_3" text:outline-level="3">1.1 Create Google Account (if not already)</text:h>
      <text:p text:style-name="Text_20_body">Use a dedicated email for this product (not personal Gmail).</text:p>
      <text:p text:style-name="Text_20_body">Example:</text:p>
      <text:p text:style-name="P2"><text:span text:style-name="Source_20_Text">parabolic.platform@gmail.com</text:span></text:p>
      <text:p text:style-name="Horizontal_20_Line"/>
      <text:h text:style-name="Heading_20_3" text:outline-level="3">1.2 Go to Firebase Console</text:h>
      <text:p text:style-name="Text_20_body">Open:<text:line-break/><text:a xlink:type="simple" xlink:href="https://console.firebase.google.com/" text:style-name="Internet_20_link" text:visited-style-name="Visited_20_Internet_20_Link">https://console.firebase.google.com</text:a></text:p>
      <text:p text:style-name="Text_20_body">Click:<text:line-break/>➕ Add Project</text:p>
      <text:p text:style-name="Text_20_body">Create:</text:p>
      <text:h text:style-name="Heading_20_3" text:outline-level="3">Project 1 (Development)</text:h>
      <text:p text:style-name="Text_20_body">Name:</text:p>
      <text:p text:style-name="P2"><text:span text:style-name="Source_20_Text">parabolic-dev</text:span></text:p>
      <text:p text:style-name="Text_20_body">Disable Google Analytics (for now).</text:p>
      <text:p text:style-name="Horizontal_20_Line"/>
      <text:h text:style-name="Heading_20_3" text:outline-level="3">Project 2 (Production)</text:h>
      <text:p text:style-name="Text_20_body">Create another project:</text:p>
      <text:p text:style-name="P2"><text:span text:style-name="Source_20_Text">parabolic-prod</text:span></text:p>
      <text:p text:style-name="Text_20_body">Do not use it yet.</text:p>
      <text:p text:style-name="Horizontal_20_Line"/>
      <text:h text:style-name="Heading_20_1" text:outline-level="1"><text:soft-page-break/>STEP 2 — Enable Required Services (In DEV Project)</text:h>
      <text:p text:style-name="Text_20_body">Inside <text:span text:style-name="Source_20_Text">parabolic-dev</text:span>:</text:p>
      <text:p text:style-name="Text_20_body">Enable:</text:p>
      <text:h text:style-name="Heading_20_3" text:outline-level="3">2.1 Firestore</text:h>
      <text:p text:style-name="Text_20_body">Go to:<text:line-break/>Build → Firestore Database → Create database</text:p>
      <text:p text:style-name="Text_20_body">Choose:<text:line-break/>• Native mode<text:line-break/>• Region closest to India (e.g., asia-south1)</text:p>
      <text:p text:style-name="Horizontal_20_Line"/>
      <text:h text:style-name="Heading_20_3" text:outline-level="3">2.2 Authentication</text:h>
      <text:p text:style-name="Text_20_body">Build → Authentication → Get Started</text:p>
      <text:p text:style-name="Text_20_body">Enable:<text:line-break/>• Email/Password</text:p>
      <text:p text:style-name="Horizontal_20_Line"/>
      <text:h text:style-name="Heading_20_3" text:outline-level="3">2.3 Hosting</text:h>
      <text:p text:style-name="Text_20_body">Build → Hosting → Get Started</text:p>
      <text:p text:style-name="Horizontal_20_Line"/>
      <text:h text:style-name="Heading_20_3" text:outline-level="3">2.4 Cloud Functions</text:h>
      <text:p text:style-name="Text_20_body">No setup needed now — will activate when we deploy.</text:p>
      <text:p text:style-name="Horizontal_20_Line"/>
      <text:h text:style-name="Heading_20_3" text:outline-level="3">2.5 Cloud Storage</text:h>
      <text:p text:style-name="Text_20_body">Build → Storage → Get Started</text:p>
      <text:p text:style-name="Horizontal_20_Line"/>
      <text:h text:style-name="Heading_20_3" text:outline-level="3">2.6 BigQuery</text:h>
      <text:p text:style-name="Text_20_body">In Firebase → Integrations → Link BigQuery</text:p>
      <text:p text:style-name="Text_20_body">(Free until you use it.)</text:p>
      <text:p text:style-name="Horizontal_20_Line"/>
      <text:h text:style-name="Heading_20_3" text:outline-level="3"><text:soft-page-break/>2.7 Upgrade to Blaze Plan</text:h>
      <text:p text:style-name="Text_20_body">Go to:<text:line-break/>Billing → Upgrade to Blaze</text:p>
      <text:p text:style-name="Text_20_body">Important:<text:line-break/>You will NOT be charged unless you exceed free quota.</text:p>
      <text:p text:style-name="Text_20_body">Without Blaze:<text:line-break/>• Cloud Functions won’t deploy<text:line-break/>• Stripe webhooks won’t work</text:p>
      <text:p text:style-name="Text_20_body">Cost while idle: ₹0–₹100</text:p>
      <text:p text:style-name="Horizontal_20_Line"/>
      <text:h text:style-name="Heading_20_1" text:outline-level="1">STEP 3 — Install Required Tools (Linux &amp; Windows)</text:h>
      <text:p text:style-name="Text_20_body">Do this on BOTH machines.</text:p>
      <text:p text:style-name="Horizontal_20_Line"/>
      <text:h text:style-name="Heading_20_2" text:outline-level="2">3.1 Install Node.js</text:h>
      <text:p text:style-name="Text_20_body">Go to:<text:line-break/><text:a xlink:type="simple" xlink:href="https://nodejs.org/" text:style-name="Internet_20_link" text:visited-style-name="Visited_20_Internet_20_Link">https://nodejs.org</text:a></text:p>
      <text:p text:style-name="Text_20_body">Download LTS version.</text:p>
      <text:p text:style-name="Text_20_body">Install.</text:p>
      <text:p text:style-name="Text_20_body">Check installation:</text:p>
      <text:p text:style-name="Text_20_body">Open terminal (Linux) or CMD (Windows):</text:p>
      <text:p text:style-name="Preformatted_20_Text"><text:span text:style-name="Source_20_Text">node -v</text:span></text:p>
      <text:p text:style-name="P2"><text:span text:style-name="Source_20_Text">npm -v</text:span></text:p>
      <text:p text:style-name="Text_20_body">You must see version numbers.</text:p>
      <text:p text:style-name="Horizontal_20_Line"/>
      <text:h text:style-name="Heading_20_2" text:outline-level="2">3.2 Install Firebase CLI</text:h>
      <text:p text:style-name="Text_20_body">In terminal:</text:p>
      <text:p text:style-name="P2"><text:span text:style-name="Source_20_Text">npm install -g firebase-tools</text:span></text:p>
      <text:p text:style-name="Text_20_body">Then login:</text:p>
      <text:p text:style-name="P2"><text:span text:style-name="Source_20_Text">firebase login</text:span></text:p>
      <text:p text:style-name="Text_20_body">It will open browser → login with your project email.</text:p>
      <text:p text:style-name="Horizontal_20_Line"/>
      <text:h text:style-name="Heading_20_1" text:outline-level="1"><text:soft-page-break/>STEP 4 — Create Your Project Folder (Monorepo Setup)</text:h>
      <text:p text:style-name="Text_20_body">Create a new folder anywhere:</text:p>
      <text:p text:style-name="Text_20_body">Example:</text:p>
      <text:p text:style-name="Text_20_body">Linux:</text:p>
      <text:p text:style-name="P2"><text:span text:style-name="Source_20_Text">/home/yourname/parabolic-platform</text:span></text:p>
      <text:p text:style-name="Text_20_body">Windows:</text:p>
      <text:p text:style-name="P2"><text:span text:style-name="Source_20_Text">C:\Users\YourName\parabolic-platform</text:span></text:p>
      <text:p text:style-name="Text_20_body">Open terminal inside that folder.</text:p>
      <text:p text:style-name="Text_20_body">Run:</text:p>
      <text:p text:style-name="P2"><text:span text:style-name="Source_20_Text">firebase init</text:span></text:p>
      <text:p text:style-name="Text_20_body">Select:</text:p>
      <text:p text:style-name="Text_20_body">✔ Firestore<text:line-break/>✔ Functions<text:line-break/>✔ Hosting<text:line-break/>✔ Emulators</text:p>
      <text:p text:style-name="Text_20_body">Choose:<text:line-break/>Project: parabolic-dev</text:p>
      <text:p text:style-name="Text_20_body">When asked:</text:p>
      <text:p text:style-name="Text_20_body">Functions language:<text:line-break/>→ JavaScript (simpler for now)</text:p>
      <text:p text:style-name="Text_20_body">Use ESLint?<text:line-break/>→ Yes</text:p>
      <text:p text:style-name="Text_20_body">Use default file names?<text:line-break/>→ Yes</text:p>
      <text:p text:style-name="Horizontal_20_Line"/>
      <text:p text:style-name="Text_20_body">After this, your folder should look like:</text:p>
      <text:p text:style-name="Preformatted_20_Text"><text:span text:style-name="Source_20_Text">functions/</text:span></text:p>
      <text:p text:style-name="Preformatted_20_Text"><text:span text:style-name="Source_20_Text">public/</text:span></text:p>
      <text:p text:style-name="Preformatted_20_Text"><text:span text:style-name="Source_20_Text">firebase.json</text:span></text:p>
      <text:p text:style-name="P2"><text:span text:style-name="Source_20_Text">.firebaserc</text:span></text:p>
      <text:p text:style-name="Text_20_body">We will improve structure next.</text:p>
      <text:p text:style-name="Horizontal_20_Line"/>
      <text:h text:style-name="Heading_20_1" text:outline-level="1"><text:soft-page-break/>STEP 5 — Convert Into Proper Monorepo Structure</text:h>
      <text:p text:style-name="Text_20_body">Now manually create:</text:p>
      <text:p text:style-name="Preformatted_20_Text"><text:span text:style-name="Source_20_Text">/apps</text:span></text:p>
      <text:p text:style-name="Preformatted_20_Text"><text:span text:style-name="Source_20_Text">/apps/admin</text:span></text:p>
      <text:p text:style-name="Preformatted_20_Text"><text:span text:style-name="Source_20_Text">/apps/student</text:span></text:p>
      <text:p text:style-name="Preformatted_20_Text"><text:span text:style-name="Source_20_Text">/apps/exam</text:span></text:p>
      <text:p text:style-name="Preformatted_20_Text"><text:span text:style-name="Source_20_Text">/apps/vendor</text:span></text:p>
      <text:p text:style-name="Preformatted_20_Text"><text:span text:style-name="Source_20_Text">/shared</text:span></text:p>
      <text:p text:style-name="Preformatted_20_Text"><text:span text:style-name="Source_20_Text">/config</text:span></text:p>
      <text:p text:style-name="P2"><text:span text:style-name="Source_20_Text">/docs</text:span></text:p>
      <text:p text:style-name="Text_20_body">Your folder structure should now look like:</text:p>
      <text:p text:style-name="Preformatted_20_Text"><text:span text:style-name="Source_20_Text">parabolic-platform</text:span></text:p>
      <text:p text:style-name="Preformatted_20_Text"><text:span text:style-name="Source_20_Text">│</text:span></text:p>
      <text:p text:style-name="Preformatted_20_Text"><text:span text:style-name="Source_20_Text">├── apps</text:span></text:p>
      <text:p text:style-name="Preformatted_20_Text"><text:span text:style-name="Source_20_Text">│ <text:s text:c="3"/>├── admin</text:span></text:p>
      <text:p text:style-name="Preformatted_20_Text"><text:span text:style-name="Source_20_Text">│ <text:s text:c="3"/>├── student</text:span></text:p>
      <text:p text:style-name="Preformatted_20_Text"><text:span text:style-name="Source_20_Text">│ <text:s text:c="3"/>├── exam</text:span></text:p>
      <text:p text:style-name="Preformatted_20_Text"><text:span text:style-name="Source_20_Text">│ <text:s text:c="3"/>└── vendor</text:span></text:p>
      <text:p text:style-name="Preformatted_20_Text"><text:span text:style-name="Source_20_Text">│</text:span></text:p>
      <text:p text:style-name="Preformatted_20_Text"><text:span text:style-name="Source_20_Text">├── functions</text:span></text:p>
      <text:p text:style-name="Preformatted_20_Text"><text:span text:style-name="Source_20_Text">├── shared</text:span></text:p>
      <text:p text:style-name="Preformatted_20_Text"><text:span text:style-name="Source_20_Text">├── config</text:span></text:p>
      <text:p text:style-name="Preformatted_20_Text"><text:span text:style-name="Source_20_Text">├── docs</text:span></text:p>
      <text:p text:style-name="Preformatted_20_Text"><text:span text:style-name="Source_20_Text">├── firebase.json</text:span></text:p>
      <text:p text:style-name="P2"><text:span text:style-name="Source_20_Text">└── .firebaserc</text:span></text:p>
      <text:p text:style-name="Horizontal_20_Line"/>
      <text:h text:style-name="Heading_20_1" text:outline-level="1">STEP 6 — Setup React for Admin Portal (Test Setup)</text:h>
      <text:p text:style-name="Text_20_body">Inside <text:span text:style-name="Source_20_Text">/apps/admin</text:span>:</text:p>
      <text:p text:style-name="Text_20_body">Run:</text:p>
      <text:p text:style-name="P2"><text:span text:style-name="Source_20_Text">npm create vite@latest</text:span></text:p>
      <text:p text:style-name="Text_20_body">Choose:<text:line-break/>• React<text:line-break/>• JavaScript</text:p>
      <text:p text:style-name="Text_20_body">Then:</text:p>
      <text:p text:style-name="Preformatted_20_Text"><text:span text:style-name="Source_20_Text">cd admin</text:span></text:p>
      <text:p text:style-name="Preformatted_20_Text"><text:span text:style-name="Source_20_Text">npm install</text:span></text:p>
      <text:p text:style-name="P2"><text:span text:style-name="Source_20_Text">npm run dev</text:span></text:p>
      <text:p text:style-name="Text_20_body">If browser opens → good.</text:p>
      <text:p text:style-name="Text_20_body">Stop server (Ctrl + C).</text:p>
      <text:p text:style-name="Text_20_body"><text:soft-page-break/>Repeat later for student, exam, vendor.</text:p>
      <text:p text:style-name="Text_20_body">For now just test one.</text:p>
      <text:p text:style-name="Horizontal_20_Line"/>
      <text:h text:style-name="Heading_20_1" text:outline-level="1">STEP 7 — Setup Environment Variables</text:h>
      <text:p text:style-name="Text_20_body">In root folder create:</text:p>
      <text:p text:style-name="Preformatted_20_Text"><text:span text:style-name="Source_20_Text">.env.development</text:span></text:p>
      <text:p text:style-name="P2"><text:span text:style-name="Source_20_Text">.env.production</text:span></text:p>
      <text:p text:style-name="Text_20_body">Inside <text:span text:style-name="Source_20_Text">.env.development</text:span> write:</text:p>
      <text:p text:style-name="Preformatted_20_Text"><text:span text:style-name="Source_20_Text">VITE_FIREBASE_PROJECT_ID=parabolic-dev</text:span></text:p>
      <text:p text:style-name="P2"><text:span text:style-name="Source_20_Text">VITE_FIREBASE_API_KEY=your_key_here</text:span></text:p>
      <text:p text:style-name="Text_20_body">Where to get keys?</text:p>
      <text:p text:style-name="Text_20_body">Firebase → Project Settings → General → Your apps → Web App → Add Web App</text:p>
      <text:p text:style-name="Text_20_body">Register web app for DEV project.</text:p>
      <text:p text:style-name="Text_20_body">Copy config values.</text:p>
      <text:p text:style-name="Text_20_body">Paste into <text:span text:style-name="Source_20_Text">.env.development</text:span>.</text:p>
      <text:p text:style-name="Text_20_body">Do NOT commit <text:span text:style-name="Source_20_Text">.env.production</text:span> to Git later.</text:p>
      <text:p text:style-name="Horizontal_20_Line"/>
      <text:h text:style-name="Heading_20_1" text:outline-level="1">STEP 8 — Setup Firebase Emulator</text:h>
      <text:p text:style-name="Text_20_body">In project root:</text:p>
      <text:p text:style-name="P2"><text:span text:style-name="Source_20_Text">firebase emulators:start</text:span></text:p>
      <text:p text:style-name="Text_20_body">It should show:</text:p>
      <text:p text:style-name="Text_20_body">• Firestore emulator<text:line-break/>• Functions emulator<text:line-break/>• Hosting emulator</text:p>
      <text:p text:style-name="Text_20_body">If it runs → good.</text:p>
      <text:p text:style-name="Text_20_body">Stop it.</text:p>
      <text:p text:style-name="Horizontal_20_Line"/>
      <text:h text:style-name="Heading_20_1" text:outline-level="1">STEP 9 — Test Full Deploy (Important)</text:h>
      <text:p text:style-name="Text_20_body">In root folder:</text:p>
      <text:p text:style-name="P2"><text:span text:style-name="Source_20_Text">firebase deploy</text:span></text:p>
      <text:p text:style-name="Text_20_body"><text:soft-page-break/>It will deploy:</text:p>
      <text:p text:style-name="Text_20_body">• Hosting<text:line-break/>• Firestore rules<text:line-break/>• Functions (empty)<text:line-break/>• Indexes</text:p>
      <text:p text:style-name="Text_20_body">After deployment, you will see hosting URL.</text:p>
      <text:p text:style-name="Text_20_body">Open it.</text:p>
      <text:p text:style-name="Text_20_body">If default page loads → infrastructure works.</text:p>
      <text:p text:style-name="Horizontal_20_Line"/>
      <text:h text:style-name="Heading_20_1" text:outline-level="1">STEP 10 — Initialize Git (VERY IMPORTANT)</text:h>
      <text:p text:style-name="Text_20_body">In root:</text:p>
      <text:p text:style-name="Preformatted_20_Text"><text:span text:style-name="Source_20_Text">git init</text:span></text:p>
      <text:p text:style-name="Preformatted_20_Text"><text:span text:style-name="Source_20_Text">git add .</text:span></text:p>
      <text:p text:style-name="P2"><text:span text:style-name="Source_20_Text">git commit -m "Phase 0 completed"</text:span></text:p>
      <text:p text:style-name="Text_20_body">Create GitHub repo.</text:p>
      <text:p text:style-name="Text_20_body">Push:</text:p>
      <text:p text:style-name="Preformatted_20_Text"><text:span text:style-name="Source_20_Text">git remote add origin YOUR_REPO_URL</text:span></text:p>
      <text:p text:style-name="P2"><text:span text:style-name="Source_20_Text">git push -u origin main</text:span></text:p>
      <text:p text:style-name="Horizontal_20_Line"/>
      <text:h text:style-name="Heading_20_1" text:outline-level="1">STEP 11 — Verify You Can Work From Both Machines</text:h>
      <text:p text:style-name="Text_20_body">On second machine:</text:p>
      <text:p text:style-name="Preformatted_20_Text"><text:span text:style-name="Source_20_Text">git clone YOUR_REPO_URL</text:span></text:p>
      <text:p text:style-name="Preformatted_20_Text"><text:span text:style-name="Source_20_Text">cd parabolic-platform</text:span></text:p>
      <text:p text:style-name="Preformatted_20_Text"><text:span text:style-name="Source_20_Text">npm install</text:span></text:p>
      <text:p text:style-name="Preformatted_20_Text"><text:span text:style-name="Source_20_Text">firebase login</text:span></text:p>
      <text:p text:style-name="P2"><text:span text:style-name="Source_20_Text">firebase use parabolic-dev</text:span></text:p>
      <text:p text:style-name="Text_20_body">Run:</text:p>
      <text:p text:style-name="P2"><text:span text:style-name="Source_20_Text">firebase emulators:start</text:span></text:p>
      <text:p text:style-name="Text_20_body">If it works → Phase 0 is correctly portable.</text:p>
      <text:p text:style-name="Horizontal_20_Line"/>
      <text:h text:style-name="Heading_20_1" text:outline-level="1"><text:soft-page-break/>🎯 PHASE 0 CHECKLIST</text:h>
      <text:p text:style-name="Text_20_body">You are done when:</text:p>
      <text:p text:style-name="Text_20_body">✔ Two Firebase projects exist (dev + prod)<text:line-break/>✔ Blaze plan enabled<text:line-break/>✔ Firestore + Auth + Hosting active<text:line-break/>✔ Monorepo created<text:line-break/>✔ React app runs<text:line-break/>✔ Firebase emulator runs<text:line-break/>✔ Deploy works<text:line-break/>✔ Git works on both machines</text:p>
      <text:p text:style-name="Horizontal_20_Line"/>
      <text:h text:style-name="Heading_20_1" text:outline-level="1">🚨 DO NOT PROCEED TO PHASE 1 UNTIL:</text:h>
      <text:p text:style-name="Text_20_body">You can:</text:p>
      <text:p text:style-name="Text_20_body">• Deploy<text:line-break/>• Roll back<text:line-break/>• Switch machines<text:line-break/>• Run emulator<text:line-break/>• Login successfully</text:p>
      <text:p text:style-name="Horizontal_20_Line"/>
      <text:h text:style-name="Heading_20_1" text:outline-level="1">💰 Cost During Phase 0</text:h>
      <text:p text:style-name="Text_20_body">Expected:</text:p>
      <text:p text:style-name="Text_20_body">₹0 – ₹150 per month max</text:p>
      <text:p text:style-name="Text_20_body">Because:<text:line-break/>• No heavy reads<text:line-break/>• No BigQuery usage<text:line-break/>• No Cloud Functions heavy load</text:p>
      <text:p text:style-name="Horizontal_20_Line"/>
      <text:h text:style-name="Heading_20_1" text:outline-level="1">🧠 Important Advice</text:h>
      <text:p text:style-name="Text_20_body">Do NOT:<text:line-break/>❌ Build execution logic yet<text:line-break/>❌ Write risk engine<text:line-break/>❌ Write vendor dashboard<text:line-break/>❌ Touch BigQuery</text:p>
      <text:p text:style-name="Text_20_body"><text:soft-page-break/>Phase 0 is only foundation.</text:p>
      <text:p text:style-name="Horizontal_20_Line"/>
      <text:p text:style-name="Text_20_body">If you want next:</text:p>
      <text:p text:style-name="Text_20_body">We proceed to:</text:p>
      <text:p text:style-name="Text_20_body"><text:span text:style-name="Strong_20_Emphasis">Phase 1 — Multi-Tenancy + RBAC Freeze (Engineering-Level Setup)</text:span></text:p>
      <text:p text:style-name="Text_20_body">Tell me when Phase 0 is completed.</text:p>
      <text:p text:style-name="Text_20_body"/>
      <text:h text:style-name="Heading_20_1" text:outline-level="1">🟢 PHASE 1 — CORE FOUNDATIONAL ARCHITECTURE</text:h>
      <text:p text:style-name="Text_20_body">These must be frozen before any coding.</text:p>
      <text:p text:style-name="Horizontal_20_Line"/>
      <text:h text:style-name="Heading_20_2" text:outline-level="2">1️⃣ Multi-Tenancy Isolation Model</text:h>
      <text:list text:style-name="L2">
        <text:list-item>
          <text:p text:style-name="P4">Tenant scoping model</text:p>
        </text:list-item>
        <text:list-item>
          <text:p text:style-name="P4">Institute ID propagation</text:p>
        </text:list-item>
        <text:list-item>
          <text:p text:style-name="P4">Query isolation pattern</text:p>
        </text:list-item>
        <text:list-item>
          <text:p text:style-name="P4">Cross-tenant protection</text:p>
        </text:list-item>
        <text:list-item>
          <text:p text:style-name="P4">Tenant enforcement middleware</text:p>
        </text:list-item>
        <text:list-item>
          <text:p text:style-name="P4">Isolation testing strategy</text:p>
        </text:list-item>
      </text:list>
      <text:p text:style-name="Horizontal_20_Line"/>
      <text:h text:style-name="Heading_20_2" text:outline-level="2">2️⃣ Identity &amp; RBAC Architecture</text:h>
      <text:list text:style-name="L3">
        <text:list-item>
          <text:p text:style-name="P5">Roles:</text:p>
          <text:list>
            <text:list-item>
              <text:p text:style-name="P5">Student</text:p>
            </text:list-item>
            <text:list-item>
              <text:p text:style-name="P5">Teacher</text:p>
            </text:list-item>
            <text:list-item>
              <text:p text:style-name="P5">Admin</text:p>
            </text:list-item>
            <text:list-item>
              <text:p text:style-name="P5">Director (L3)</text:p>
            </text:list-item>
            <text:list-item>
              <text:p text:style-name="P5">Vendor</text:p>
            </text:list-item>
          </text:list>
        </text:list-item>
        <text:list-item>
          <text:p text:style-name="P5">Custom claims model</text:p>
        </text:list-item>
        <text:list-item>
          <text:p text:style-name="P5">Permission matrix</text:p>
        </text:list-item>
        <text:list-item>
          <text:p text:style-name="P5">Portal access mapping</text:p>
        </text:list-item>
        <text:list-item>
          <text:p text:style-name="P5">Role escalation safeguards</text:p>
        </text:list-item>
      </text:list>
      <text:p text:style-name="Horizontal_20_Line"><text:soft-page-break/></text:p>
      <text:h text:style-name="Heading_20_2" text:outline-level="2">3️⃣ Complete Firestore Tree Schema</text:h>
      <text:list text:style-name="L4">
        <text:list-item>
          <text:p text:style-name="P6">Global collections</text:p>
        </text:list-item>
        <text:list-item>
          <text:p text:style-name="P6">Institute-scoped collections</text:p>
        </text:list-item>
        <text:list-item>
          <text:p text:style-name="P6">Academic year partitioning</text:p>
        </text:list-item>
        <text:list-item>
          <text:p text:style-name="P6">Session subcollections</text:p>
        </text:list-item>
        <text:list-item>
          <text:p text:style-name="P6">Analytics collections</text:p>
        </text:list-item>
        <text:list-item>
          <text:p text:style-name="P6">Version fields</text:p>
        </text:list-item>
        <text:list-item>
          <text:p text:style-name="P6">Calibration fields</text:p>
        </text:list-item>
        <text:list-item>
          <text:p text:style-name="P6">Audit logs</text:p>
        </text:list-item>
        <text:list-item>
          <text:p text:style-name="P6">Email queue</text:p>
        </text:list-item>
        <text:list-item>
          <text:p text:style-name="P6">Vendor aggregates</text:p>
        </text:list-item>
      </text:list>
      <text:p text:style-name="Horizontal_20_Line"/>
      <text:h text:style-name="Heading_20_2" text:outline-level="2">4️⃣ Firestore Security Rules (Fully Written)</text:h>
      <text:list text:style-name="L5">
        <text:list-item>
          <text:p text:style-name="P7">Tenant isolation rules</text:p>
        </text:list-item>
        <text:list-item>
          <text:p text:style-name="P7">Role-based rules</text:p>
        </text:list-item>
        <text:list-item>
          <text:p text:style-name="P7">Session isolation</text:p>
        </text:list-item>
        <text:list-item>
          <text:p text:style-name="P7">License enforcement</text:p>
        </text:list-item>
        <text:list-item>
          <text:p text:style-name="P7">Immutable document guards</text:p>
        </text:list-item>
        <text:list-item>
          <text:p text:style-name="P7">Write validation rules</text:p>
        </text:list-item>
        <text:list-item>
          <text:p text:style-name="P7">Vendor-only sections</text:p>
        </text:list-item>
      </text:list>
      <text:p text:style-name="Horizontal_20_Line"/>
      <text:h text:style-name="Heading_20_2" text:outline-level="2">5️⃣ API Endpoint Contract</text:h>
      <text:list text:style-name="L6">
        <text:list-item>
          <text:p text:style-name="P8">Admin endpoints</text:p>
        </text:list-item>
        <text:list-item>
          <text:p text:style-name="P8">Student endpoints</text:p>
        </text:list-item>
        <text:list-item>
          <text:p text:style-name="P8">Exam endpoints</text:p>
        </text:list-item>
        <text:list-item>
          <text:p text:style-name="P8">Vendor endpoints</text:p>
        </text:list-item>
        <text:list-item>
          <text:p text:style-name="P8">Request schema</text:p>
        </text:list-item>
        <text:list-item>
          <text:p text:style-name="P8">Response schema</text:p>
        </text:list-item>
        <text:list-item>
          <text:p text:style-name="P8">Error codes</text:p>
        </text:list-item>
        <text:list-item>
          <text:p text:style-name="P8"><text:soft-page-break/>Validation expectations</text:p>
        </text:list-item>
      </text:list>
      <text:p text:style-name="Horizontal_20_Line"/>
      <text:h text:style-name="Heading_20_2" text:outline-level="2">6️⃣ Routing Map (All Portals)</text:h>
      <text:h text:style-name="Heading_20_3" text:outline-level="3">Admin Portal Routes</text:h>
      <text:list text:style-name="L7">
        <text:list-item>
          <text:p text:style-name="P9">/admin/overview</text:p>
        </text:list-item>
        <text:list-item>
          <text:p text:style-name="P9">/admin/students</text:p>
        </text:list-item>
        <text:list-item>
          <text:p text:style-name="P9">/admin/tests</text:p>
        </text:list-item>
        <text:list-item>
          <text:p text:style-name="P9">/admin/assignments</text:p>
        </text:list-item>
        <text:list-item>
          <text:p text:style-name="P9">/admin/analytics</text:p>
        </text:list-item>
        <text:list-item>
          <text:p text:style-name="P9">/admin/insights</text:p>
        </text:list-item>
        <text:list-item>
          <text:p text:style-name="P9">/admin/governance (L3 only)</text:p>
        </text:list-item>
        <text:list-item>
          <text:p text:style-name="P9">/admin/settings</text:p>
        </text:list-item>
        <text:list-item>
          <text:p text:style-name="P9">/admin/licensing</text:p>
        </text:list-item>
      </text:list>
      <text:h text:style-name="Heading_20_3" text:outline-level="3">Student Portal Routes</text:h>
      <text:list text:style-name="L8">
        <text:list-item>
          <text:p text:style-name="P10">/student/dashboard</text:p>
        </text:list-item>
        <text:list-item>
          <text:p text:style-name="P10">/student/my-tests</text:p>
        </text:list-item>
        <text:list-item>
          <text:p text:style-name="P10">/student/performance</text:p>
        </text:list-item>
        <text:list-item>
          <text:p text:style-name="P10">/student/insights</text:p>
        </text:list-item>
        <text:list-item>
          <text:p text:style-name="P10">/student/discipline</text:p>
        </text:list-item>
        <text:list-item>
          <text:p text:style-name="P10">/student/profile</text:p>
        </text:list-item>
      </text:list>
      <text:h text:style-name="Heading_20_3" text:outline-level="3">Exam Portal Routes</text:h>
      <text:list text:style-name="L9">
        <text:list-item>
          <text:p text:style-name="P11">/session/{sessionId}</text:p>
        </text:list-item>
      </text:list>
      <text:h text:style-name="Heading_20_3" text:outline-level="3">Vendor Portal Routes</text:h>
      <text:list text:style-name="L10">
        <text:list-item>
          <text:p text:style-name="P12">/vendor/overview</text:p>
        </text:list-item>
        <text:list-item>
          <text:p text:style-name="P12">/vendor/institutes</text:p>
        </text:list-item>
        <text:list-item>
          <text:p text:style-name="P12">/vendor/licensing</text:p>
        </text:list-item>
        <text:list-item>
          <text:p text:style-name="P12">/vendor/calibration</text:p>
        </text:list-item>
        <text:list-item>
          <text:p text:style-name="P12">/vendor/intelligence</text:p>
        </text:list-item>
        <text:list-item>
          <text:p text:style-name="P12">/vendor/revenue</text:p>
        </text:list-item>
        <text:list-item>
          <text:p text:style-name="P12">/vendor/system-health</text:p>
        </text:list-item>
        <text:list-item>
          <text:p text:style-name="P12"><text:soft-page-break/>/vendor/audit</text:p>
        </text:list-item>
      </text:list>
      <text:p text:style-name="Horizontal_20_Line"/>
      <text:h text:style-name="Heading_20_2" text:outline-level="2">7️⃣ Middleware Enforcement Rules</text:h>
      <text:list text:style-name="L11">
        <text:list-item>
          <text:p text:style-name="P13">Role guard</text:p>
        </text:list-item>
        <text:list-item>
          <text:p text:style-name="P13">License guard</text:p>
        </text:list-item>
        <text:list-item>
          <text:p text:style-name="P13">Layer guard</text:p>
        </text:list-item>
        <text:list-item>
          <text:p text:style-name="P13">Mode restriction guard</text:p>
        </text:list-item>
        <text:list-item>
          <text:p text:style-name="P13">Tenant guard</text:p>
        </text:list-item>
        <text:list-item>
          <text:p text:style-name="P13">Vendor-only guard</text:p>
        </text:list-item>
      </text:list>
      <text:p text:style-name="Horizontal_20_Line"/>
      <text:h text:style-name="Heading_20_2" text:outline-level="2">8️⃣ Firestore Index Strategy</text:h>
      <text:list text:style-name="L12">
        <text:list-item>
          <text:p text:style-name="P14">Composite index matrix</text:p>
        </text:list-item>
        <text:list-item>
          <text:p text:style-name="P14">Query approval policy</text:p>
        </text:list-item>
        <text:list-item>
          <text:p text:style-name="P14">Pagination enforcement</text:p>
        </text:list-item>
        <text:list-item>
          <text:p text:style-name="P14">Read-limit guardrails</text:p>
        </text:list-item>
        <text:list-item>
          <text:p text:style-name="P14">Vendor aggregate index plan</text:p>
        </text:list-item>
      </text:list>
      <text:p text:style-name="Horizontal_20_Line"/>
      <text:h text:style-name="Heading_20_1" text:outline-level="1">🔵 PHASE 2 — EXECUTION ENGINE CORE</text:h>
      <text:p text:style-name="Horizontal_20_Line"/>
      <text:h text:style-name="Heading_20_2" text:outline-level="2">9️⃣ Submission Engine Event Flow</text:h>
      <text:list text:style-name="L13">
        <text:list-item>
          <text:p text:style-name="P15">Session lifecycle</text:p>
        </text:list-item>
        <text:list-item>
          <text:p text:style-name="P15">Atomic submission flow</text:p>
        </text:list-item>
        <text:list-item>
          <text:p text:style-name="P15">Idempotency control</text:p>
        </text:list-item>
        <text:list-item>
          <text:p text:style-name="P15">Concurrency protection</text:p>
        </text:list-item>
        <text:list-item>
          <text:p text:style-name="P15">Failure handling</text:p>
        </text:list-item>
      </text:list>
      <text:p text:style-name="Horizontal_20_Line"/>
      <text:h text:style-name="Heading_20_2" text:outline-level="2">🔟 Session Write Batching Logic</text:h>
      <text:list text:style-name="L14">
        <text:list-item>
          <text:p text:style-name="P16">Write interval</text:p>
        </text:list-item>
        <text:list-item>
          <text:p text:style-name="P16"><text:soft-page-break/>Local buffer strategy</text:p>
        </text:list-item>
        <text:list-item>
          <text:p text:style-name="P16">Conflict resolution</text:p>
        </text:list-item>
        <text:list-item>
          <text:p text:style-name="P16">Offline recovery</text:p>
        </text:list-item>
        <text:list-item>
          <text:p text:style-name="P16">Write optimization rules</text:p>
        </text:list-item>
      </text:list>
      <text:p text:style-name="Horizontal_20_Line"/>
      <text:h text:style-name="Heading_20_2" text:outline-level="2">1️⃣1️⃣ Timing Engine Architecture</text:h>
      <text:list text:style-name="L15">
        <text:list-item>
          <text:p text:style-name="P17">Difficulty-based timing windows</text:p>
        </text:list-item>
        <text:list-item>
          <text:p text:style-name="P17">MinTime enforcement</text:p>
        </text:list-item>
        <text:list-item>
          <text:p text:style-name="P17">MaxTime enforcement</text:p>
        </text:list-item>
        <text:list-item>
          <text:p text:style-name="P17">Mode-based restrictions</text:p>
        </text:list-item>
      </text:list>
      <text:p text:style-name="Horizontal_20_Line"/>
      <text:h text:style-name="Heading_20_2" text:outline-level="2">1️⃣2️⃣ Adaptive Phase Engine Architecture</text:h>
      <text:list text:style-name="L16">
        <text:list-item>
          <text:p text:style-name="P18">Phase split snapshot</text:p>
        </text:list-item>
        <text:list-item>
          <text:p text:style-name="P18">Enforcement logic</text:p>
        </text:list-item>
        <text:list-item>
          <text:p text:style-name="P18">Phase transition tracking</text:p>
        </text:list-item>
        <text:list-item>
          <text:p text:style-name="P18">Phase adherence metrics</text:p>
        </text:list-item>
      </text:list>
      <text:p text:style-name="Horizontal_20_Line"/>
      <text:h text:style-name="Heading_20_1" text:outline-level="1">🧠 PHASE 3 — BEHAVIORAL INTELLIGENCE LAYER</text:h>
      <text:p text:style-name="Horizontal_20_Line"/>
      <text:h text:style-name="Heading_20_2" text:outline-level="2">1️⃣3️⃣ Risk Engine Architecture</text:h>
      <text:list text:style-name="L17">
        <text:list-item>
          <text:p text:style-name="P19">Weight normalization</text:p>
        </text:list-item>
        <text:list-item>
          <text:p text:style-name="P19">Risk score formula</text:p>
        </text:list-item>
        <text:list-item>
          <text:p text:style-name="P19">Cluster assignment</text:p>
        </text:list-item>
        <text:list-item>
          <text:p text:style-name="P19">Discipline index computation</text:p>
        </text:list-item>
        <text:list-item>
          <text:p text:style-name="P19">Controlled mode delta logic</text:p>
        </text:list-item>
      </text:list>
      <text:p text:style-name="Horizontal_20_Line"/>
      <text:h text:style-name="Heading_20_2" text:outline-level="2">1️⃣4️⃣ Pattern Engine Rule Architecture</text:h>
      <text:list text:style-name="L18">
        <text:list-item>
          <text:p text:style-name="P20">Rush detection</text:p>
        </text:list-item>
        <text:list-item>
          <text:p text:style-name="P20"><text:soft-page-break/>Easy neglect detection</text:p>
        </text:list-item>
        <text:list-item>
          <text:p text:style-name="P20">Hard bias detection</text:p>
        </text:list-item>
        <text:list-item>
          <text:p text:style-name="P20">Skip burst detection</text:p>
        </text:list-item>
        <text:list-item>
          <text:p text:style-name="P20">Consecutive wrong detection</text:p>
        </text:list-item>
        <text:list-item>
          <text:p text:style-name="P20">Rolling window logic</text:p>
        </text:list-item>
        <text:list-item>
          <text:p text:style-name="P20">Escalation triggers</text:p>
        </text:list-item>
      </text:list>
      <text:p text:style-name="Horizontal_20_Line"/>
      <text:h text:style-name="Heading_20_2" text:outline-level="2">1️⃣5️⃣ AI Summary Pipeline (Cost-Controlled)</text:h>
      <text:list text:style-name="L19">
        <text:list-item>
          <text:p text:style-name="P21">Monthly student summary</text:p>
        </text:list-item>
        <text:list-item>
          <text:p text:style-name="P21">Monthly batch summary</text:p>
        </text:list-item>
        <text:list-item>
          <text:p text:style-name="P21">Prompt template system</text:p>
        </text:list-item>
        <text:list-item>
          <text:p text:style-name="P21">Token cost minimization</text:p>
        </text:list-item>
        <text:list-item>
          <text:p text:style-name="P21">Batch processing</text:p>
        </text:list-item>
        <text:list-item>
          <text:p text:style-name="P21">Caching strategy</text:p>
        </text:list-item>
      </text:list>
      <text:p text:style-name="Horizontal_20_Line"/>
      <text:h text:style-name="Heading_20_2" text:outline-level="2">1️⃣6️⃣ Calibration Simulation Engine</text:h>
      <text:list text:style-name="L20">
        <text:list-item>
          <text:p text:style-name="P22">Parameter editor</text:p>
        </text:list-item>
        <text:list-item>
          <text:p text:style-name="P22">Simulation model</text:p>
        </text:list-item>
        <text:list-item>
          <text:p text:style-name="P22">Risk recalculation logic</text:p>
        </text:list-item>
        <text:list-item>
          <text:p text:style-name="P22">Impact comparison engine</text:p>
        </text:list-item>
        <text:list-item>
          <text:p text:style-name="P22">Batch comparison</text:p>
        </text:list-item>
        <text:list-item>
          <text:p text:style-name="P22">Versioned model preview</text:p>
        </text:list-item>
        <text:list-item>
          <text:p text:style-name="P22">No raw session recomputation</text:p>
        </text:list-item>
      </text:list>
      <text:p text:style-name="Horizontal_20_Line"/>
      <text:h text:style-name="Heading_20_2" text:outline-level="2">1️⃣7️⃣ Global Calibration Versioning Strategy</text:h>
      <text:list text:style-name="L21">
        <text:list-item>
          <text:p text:style-name="P23">Calibration version storage</text:p>
        </text:list-item>
        <text:list-item>
          <text:p text:style-name="P23">Activation scheduling</text:p>
        </text:list-item>
        <text:list-item>
          <text:p text:style-name="P23">Institute-specific override</text:p>
        </text:list-item>
        <text:list-item>
          <text:p text:style-name="P23">Rollback mechanism</text:p>
        </text:list-item>
      </text:list>
      <text:p text:style-name="Horizontal_20_Line"/>
      <text:h text:style-name="Heading_20_1" text:outline-level="1"><text:soft-page-break/>🟣 PHASE 4 — DATA &amp; STORAGE INTELLIGENCE</text:h>
      <text:p text:style-name="Horizontal_20_Line"/>
      <text:h text:style-name="Heading_20_2" text:outline-level="2">1️⃣8️⃣ HOT–WARM–COLD Partition Model</text:h>
      <text:list text:style-name="L22">
        <text:list-item>
          <text:p text:style-name="P24">Current academic year handling</text:p>
        </text:list-item>
        <text:list-item>
          <text:p text:style-name="P24">Archive trigger rules</text:p>
        </text:list-item>
        <text:list-item>
          <text:p text:style-name="P24">Snapshot generation</text:p>
        </text:list-item>
        <text:list-item>
          <text:p text:style-name="P24">Data reset boundaries</text:p>
        </text:list-item>
      </text:list>
      <text:p text:style-name="Horizontal_20_Line"/>
      <text:h text:style-name="Heading_20_2" text:outline-level="2">1️⃣9️⃣ BigQuery Archive Schema</text:h>
      <text:list text:style-name="L23">
        <text:list-item>
          <text:p text:style-name="P25">Session export table structure</text:p>
        </text:list-item>
        <text:list-item>
          <text:p text:style-name="P25">Partitioning by year/month</text:p>
        </text:list-item>
        <text:list-item>
          <text:p text:style-name="P25">Governance snapshot table</text:p>
        </text:list-item>
        <text:list-item>
          <text:p text:style-name="P25">Cross-institute aggregate table</text:p>
        </text:list-item>
      </text:list>
      <text:p text:style-name="Horizontal_20_Line"/>
      <text:h text:style-name="Heading_20_2" text:outline-level="2">2️⃣0️⃣ Governance Snapshot Model</text:h>
      <text:list text:style-name="L24">
        <text:list-item>
          <text:p text:style-name="P26">Monthly snapshot structure</text:p>
        </text:list-item>
        <text:list-item>
          <text:p text:style-name="P26">Longitudinal comparison logic</text:p>
        </text:list-item>
        <text:list-item>
          <text:p text:style-name="P26">Stability index computation</text:p>
        </text:list-item>
        <text:list-item>
          <text:p text:style-name="P26">Immutable export format</text:p>
        </text:list-item>
      </text:list>
      <text:p text:style-name="Horizontal_20_Line"/>
      <text:h text:style-name="Heading_20_2" text:outline-level="2">2️⃣1️⃣ Schema Evolution &amp; Migration Strategy</text:h>
      <text:list text:style-name="L25">
        <text:list-item>
          <text:p text:style-name="P27">Document version field</text:p>
        </text:list-item>
        <text:list-item>
          <text:p text:style-name="P27">Backward compatibility policy</text:p>
        </text:list-item>
        <text:list-item>
          <text:p text:style-name="P27">Migration function framework</text:p>
        </text:list-item>
        <text:list-item>
          <text:p text:style-name="P27">Data integrity checks</text:p>
        </text:list-item>
      </text:list>
      <text:p text:style-name="Horizontal_20_Line"/>
      <text:h text:style-name="Heading_20_2" text:outline-level="2"><text:soft-page-break/>2️⃣2️⃣ System-Wide Versioning Strategy</text:h>
      <text:list text:style-name="L26">
        <text:list-item>
          <text:p text:style-name="P28">Template versioning</text:p>
        </text:list-item>
        <text:list-item>
          <text:p text:style-name="P28">Question versioning</text:p>
        </text:list-item>
        <text:list-item>
          <text:p text:style-name="P28">Risk model versioning</text:p>
        </text:list-item>
        <text:list-item>
          <text:p text:style-name="P28">Calibration versioning</text:p>
        </text:list-item>
        <text:list-item>
          <text:p text:style-name="P28">Feature version flags</text:p>
        </text:list-item>
      </text:list>
      <text:p text:style-name="Horizontal_20_Line"/>
      <text:h text:style-name="Heading_20_1" text:outline-level="1">🟡 PHASE 5 — COMMERCIAL &amp; LICENSING LAYER</text:h>
      <text:p text:style-name="Horizontal_20_Line"/>
      <text:h text:style-name="Heading_20_2" text:outline-level="2">2️⃣3️⃣ Licensing Object Architecture</text:h>
      <text:list text:style-name="L27">
        <text:list-item>
          <text:p text:style-name="P29">Feature flags</text:p>
        </text:list-item>
        <text:list-item>
          <text:p text:style-name="P29">Eligibility flags</text:p>
        </text:list-item>
        <text:list-item>
          <text:p text:style-name="P29">Layer mapping</text:p>
        </text:list-item>
        <text:list-item>
          <text:p text:style-name="P29">Student limit enforcement</text:p>
        </text:list-item>
        <text:list-item>
          <text:p text:style-name="P29">Vendor override</text:p>
        </text:list-item>
      </text:list>
      <text:p text:style-name="Horizontal_20_Line"/>
      <text:h text:style-name="Heading_20_2" text:outline-level="2">2️⃣4️⃣ Payment &amp; Subscription Automation</text:h>
      <text:list text:style-name="L28">
        <text:list-item>
          <text:p text:style-name="P30">Stripe integration</text:p>
        </text:list-item>
        <text:list-item>
          <text:p text:style-name="P30">Checkout flow</text:p>
        </text:list-item>
        <text:list-item>
          <text:p text:style-name="P30">Webhook processing</text:p>
        </text:list-item>
        <text:list-item>
          <text:p text:style-name="P30">License auto-update</text:p>
        </text:list-item>
        <text:list-item>
          <text:p text:style-name="P30">Payment failure handling</text:p>
        </text:list-item>
      </text:list>
      <text:p text:style-name="Horizontal_20_Line"/>
      <text:h text:style-name="Heading_20_2" text:outline-level="2">2️⃣5️⃣ Usage Metering Engine</text:h>
      <text:list text:style-name="L29">
        <text:list-item>
          <text:p text:style-name="P31">Active student calculation</text:p>
        </text:list-item>
        <text:list-item>
          <text:p text:style-name="P31">Billing cycle aggregation</text:p>
        </text:list-item>
        <text:list-item>
          <text:p text:style-name="P31">Over-limit detection</text:p>
        </text:list-item>
        <text:list-item>
          <text:p text:style-name="P31">Alert triggers</text:p>
        </text:list-item>
      </text:list>
      <text:p text:style-name="Horizontal_20_Line"><text:soft-page-break/></text:p>
      <text:h text:style-name="Heading_20_2" text:outline-level="2">2️⃣6️⃣ Vendor Dashboard Architecture</text:h>
      <text:list text:style-name="L30">
        <text:list-item>
          <text:p text:style-name="P32">Platform overview</text:p>
        </text:list-item>
        <text:list-item>
          <text:p text:style-name="P32">Institutes management</text:p>
        </text:list-item>
        <text:list-item>
          <text:p text:style-name="P32">Licensing control</text:p>
        </text:list-item>
        <text:list-item>
          <text:p text:style-name="P32">Calibration control</text:p>
        </text:list-item>
        <text:list-item>
          <text:p text:style-name="P32">Cross-institute intelligence</text:p>
        </text:list-item>
        <text:list-item>
          <text:p text:style-name="P32">Revenue metrics</text:p>
        </text:list-item>
        <text:list-item>
          <text:p text:style-name="P32">System health</text:p>
        </text:list-item>
        <text:list-item>
          <text:p text:style-name="P32">Audit logs</text:p>
        </text:list-item>
      </text:list>
      <text:p text:style-name="Horizontal_20_Line"/>
      <text:h text:style-name="Heading_20_2" text:outline-level="2">2️⃣7️⃣ Global Feature Flag Framework</text:h>
      <text:list text:style-name="L31">
        <text:list-item>
          <text:p text:style-name="P33">Beta release flags</text:p>
        </text:list-item>
        <text:list-item>
          <text:p text:style-name="P33">Experimental engine flags</text:p>
        </text:list-item>
        <text:list-item>
          <text:p text:style-name="P33">Controlled rollout logic</text:p>
        </text:list-item>
        <text:list-item>
          <text:p text:style-name="P33">Canary release mechanism</text:p>
        </text:list-item>
      </text:list>
      <text:p text:style-name="Horizontal_20_Line"/>
      <text:h text:style-name="Heading_20_1" text:outline-level="1">🟠 PHASE 6 — COMMUNICATION &amp; NOTIFICATION</text:h>
      <text:p text:style-name="Horizontal_20_Line"/>
      <text:h text:style-name="Heading_20_2" text:outline-level="2">2️⃣8️⃣ Email Queue Architecture</text:h>
      <text:list text:style-name="L32">
        <text:list-item>
          <text:p text:style-name="P34">Email job document schema</text:p>
        </text:list-item>
        <text:list-item>
          <text:p text:style-name="P34">Background processor</text:p>
        </text:list-item>
        <text:list-item>
          <text:p text:style-name="P34">Retry policy</text:p>
        </text:list-item>
        <text:list-item>
          <text:p text:style-name="P34">Failure state handling</text:p>
        </text:list-item>
      </text:list>
      <text:p text:style-name="Horizontal_20_Line"/>
      <text:h text:style-name="Heading_20_2" text:outline-level="2">2️⃣9️⃣ Notification Policy Engine</text:h>
      <text:list text:style-name="L33">
        <text:list-item>
          <text:p text:style-name="P35">Layer-based notification logic</text:p>
        </text:list-item>
        <text:list-item>
          <text:p text:style-name="P35">Parent email filter rules</text:p>
        </text:list-item>
        <text:list-item>
          <text:p text:style-name="P35"><text:soft-page-break/>Batch processing</text:p>
        </text:list-item>
        <text:list-item>
          <text:p text:style-name="P35">Selective sending control</text:p>
        </text:list-item>
      </text:list>
      <text:p text:style-name="Horizontal_20_Line"/>
      <text:h text:style-name="Heading_20_2" text:outline-level="2">3️⃣0️⃣ Monthly Statement Generator</text:h>
      <text:list text:style-name="L34">
        <text:list-item>
          <text:p text:style-name="P36">Student summary PDF</text:p>
        </text:list-item>
        <text:list-item>
          <text:p text:style-name="P36">Batch summary</text:p>
        </text:list-item>
        <text:list-item>
          <text:p text:style-name="P36">Guardian-safe filtering</text:p>
        </text:list-item>
        <text:list-item>
          <text:p text:style-name="P36">AI summary integration</text:p>
        </text:list-item>
      </text:list>
      <text:p text:style-name="Horizontal_20_Line"/>
      <text:h text:style-name="Heading_20_1" text:outline-level="1">🔴 PHASE 7 — DEVOPS, SAFETY &amp; SCALE</text:h>
      <text:p text:style-name="Horizontal_20_Line"/>
      <text:h text:style-name="Heading_20_2" text:outline-level="2">3️⃣1️⃣ DevOps &amp; Deployment Architecture</text:h>
      <text:list text:style-name="L35">
        <text:list-item>
          <text:p text:style-name="P37">Dev project</text:p>
        </text:list-item>
        <text:list-item>
          <text:p text:style-name="P37">Staging project</text:p>
        </text:list-item>
        <text:list-item>
          <text:p text:style-name="P37">Production project</text:p>
        </text:list-item>
        <text:list-item>
          <text:p text:style-name="P37">Environment variables</text:p>
        </text:list-item>
        <text:list-item>
          <text:p text:style-name="P37">CI/CD flow</text:p>
        </text:list-item>
      </text:list>
      <text:p text:style-name="Horizontal_20_Line"/>
      <text:h text:style-name="Heading_20_2" text:outline-level="2">3️⃣2️⃣ Monitoring &amp; Logging Architecture</text:h>
      <text:list text:style-name="L36">
        <text:list-item>
          <text:p text:style-name="P38">Cloud logging</text:p>
        </text:list-item>
        <text:list-item>
          <text:p text:style-name="P38">Error reporting</text:p>
        </text:list-item>
        <text:list-item>
          <text:p text:style-name="P38">Audit logging</text:p>
        </text:list-item>
        <text:list-item>
          <text:p text:style-name="P38">Cost monitoring</text:p>
        </text:list-item>
      </text:list>
      <text:p text:style-name="Horizontal_20_Line"/>
      <text:h text:style-name="Heading_20_2" text:outline-level="2">3️⃣3️⃣ Scaling &amp; Cost Projection Model</text:h>
      <text:list text:style-name="L37">
        <text:list-item>
          <text:p text:style-name="P39">Firestore read/write modeling</text:p>
        </text:list-item>
        <text:list-item>
          <text:p text:style-name="P39">BigQuery cost estimation</text:p>
        </text:list-item>
        <text:list-item>
          <text:p text:style-name="P39">Hosting bandwidth model</text:p>
        </text:list-item>
        <text:list-item>
          <text:p text:style-name="P39"><text:soft-page-break/>Growth forecast simulation</text:p>
        </text:list-item>
      </text:list>
      <text:p text:style-name="Horizontal_20_Line"/>
      <text:h text:style-name="Heading_20_2" text:outline-level="2">3️⃣4️⃣ Performance Benchmarking Model</text:h>
      <text:list text:style-name="L38">
        <text:list-item>
          <text:p text:style-name="P40">Load simulation</text:p>
        </text:list-item>
        <text:list-item>
          <text:p text:style-name="P40">Concurrent session testing</text:p>
        </text:list-item>
        <text:list-item>
          <text:p text:style-name="P40">Write throughput testing</text:p>
        </text:list-item>
        <text:list-item>
          <text:p text:style-name="P40">Dashboard read testing</text:p>
        </text:list-item>
      </text:list>
      <text:p text:style-name="Horizontal_20_Line"/>
      <text:h text:style-name="Heading_20_2" text:outline-level="2">3️⃣5️⃣ Disaster Recovery &amp; Backup Strategy</text:h>
      <text:list text:style-name="L39">
        <text:list-item>
          <text:p text:style-name="P41">Scheduled Firestore export</text:p>
        </text:list-item>
        <text:list-item>
          <text:p text:style-name="P41">BigQuery backup</text:p>
        </text:list-item>
        <text:list-item>
          <text:p text:style-name="P41">Restore test plan</text:p>
        </text:list-item>
        <text:list-item>
          <text:p text:style-name="P41">Downtime minimization</text:p>
        </text:list-item>
      </text:list>
      <text:p text:style-name="Horizontal_20_Line"/>
      <text:h text:style-name="Heading_20_2" text:outline-level="2">3️⃣6️⃣ Audit &amp; Compliance Framework</text:h>
      <text:list text:style-name="L40">
        <text:list-item>
          <text:p text:style-name="P42">Action logging</text:p>
        </text:list-item>
        <text:list-item>
          <text:p text:style-name="P42">License change logs</text:p>
        </text:list-item>
        <text:list-item>
          <text:p text:style-name="P42">Calibration push logs</text:p>
        </text:list-item>
        <text:list-item>
          <text:p text:style-name="P42">Override logs</text:p>
        </text:list-item>
        <text:list-item>
          <text:p text:style-name="P42">Data retention compliance</text:p>
        </text:list-item>
        <text:list-item>
          <text:p text:style-name="P42">User data export request handling</text:p>
        </text:list-item>
      </text:list>
      <text:p text:style-name="Horizontal_20_Line"/>
      <text:h text:style-name="Heading_20_1" text:outline-level="1">🟤 PHASE 8 — INFRASTRUCTURE &amp; EXPERIENCE</text:h>
      <text:p text:style-name="Horizontal_20_Line"/>
      <text:h text:style-name="Heading_20_2" text:outline-level="2">3️⃣7️⃣ CDN &amp; Asset Delivery Strategy</text:h>
      <text:list text:style-name="L41">
        <text:list-item>
          <text:p text:style-name="P43">Question image caching</text:p>
        </text:list-item>
        <text:list-item>
          <text:p text:style-name="P43">Signed URLs</text:p>
        </text:list-item>
        <text:list-item>
          <text:p text:style-name="P43">Video link handling</text:p>
        </text:list-item>
        <text:list-item>
          <text:p text:style-name="P43"><text:soft-page-break/>Static optimization</text:p>
        </text:list-item>
      </text:list>
      <text:p text:style-name="Horizontal_20_Line"/>
      <text:h text:style-name="Heading_20_2" text:outline-level="2">3️⃣8️⃣ Search Architecture</text:h>
      <text:list text:style-name="L42">
        <text:list-item>
          <text:p text:style-name="P44">Question search indexing</text:p>
        </text:list-item>
        <text:list-item>
          <text:p text:style-name="P44">Student filtering optimization</text:p>
        </text:list-item>
        <text:list-item>
          <text:p text:style-name="P44">Text search support</text:p>
        </text:list-item>
        <text:list-item>
          <text:p text:style-name="P44">Vendor search tools</text:p>
        </text:list-item>
      </text:list>
      <text:p text:style-name="Horizontal_20_Line"/>
      <text:h text:style-name="Heading_20_2" text:outline-level="2">3️⃣9️⃣ Synthetic Data Simulation Engine</text:h>
      <text:list text:style-name="L43">
        <text:list-item>
          <text:p text:style-name="P45">Student simulation</text:p>
        </text:list-item>
        <text:list-item>
          <text:p text:style-name="P45">Risk cluster simulation</text:p>
        </text:list-item>
        <text:list-item>
          <text:p text:style-name="P45">Archive simulation</text:p>
        </text:list-item>
        <text:list-item>
          <text:p text:style-name="P45">Load test generation</text:p>
        </text:list-item>
      </text:list>
      <text:p text:style-name="Horizontal_20_Line"/>
      <text:h text:style-name="Heading_20_2" text:outline-level="2">4️⃣0️⃣ Business Intelligence Layer (Vendor Side)</text:h>
      <text:list text:style-name="L44">
        <text:list-item>
          <text:p text:style-name="P46">Revenue metrics</text:p>
        </text:list-item>
        <text:list-item>
          <text:p text:style-name="P46">Layer distribution</text:p>
        </text:list-item>
        <text:list-item>
          <text:p text:style-name="P46">Upgrade conversion</text:p>
        </text:list-item>
        <text:list-item>
          <text:p text:style-name="P46">Churn tracking</text:p>
        </text:list-item>
        <text:list-item>
          <text:p text:style-name="P46">Adoption tracking</text:p>
        </text:list-item>
      </text:list>
      <text:p text:style-name="Horizontal_20_Line"/>
      <text:h text:style-name="Heading_20_1" text:outline-level="1">📌 COMPLETE SYSTEM ACTOR MAP</text:h>
      <text:p text:style-name="Text_20_body">Actors:</text:p>
      <text:list text:style-name="L45">
        <text:list-item>
          <text:p text:style-name="P47">Student</text:p>
        </text:list-item>
        <text:list-item>
          <text:p text:style-name="P47">Teacher</text:p>
        </text:list-item>
        <text:list-item>
          <text:p text:style-name="P47">Admin</text:p>
        </text:list-item>
        <text:list-item>
          <text:p text:style-name="P47">Director (L3)</text:p>
        </text:list-item>
        <text:list-item>
          <text:p text:style-name="P47">Vendor</text:p>
        </text:list-item>
        <text:list-item>
          <text:p text:style-name="P47">Stripe</text:p>
        </text:list-item>
        <text:list-item>
          <text:p text:style-name="P47"><text:soft-page-break/>Email Service</text:p>
        </text:list-item>
        <text:list-item>
          <text:p text:style-name="P47">BigQuery</text:p>
        </text:list-item>
        <text:list-item>
          <text:p text:style-name="P47">Firebase</text:p>
        </text:list-item>
      </text:list>
      <text:p text:style-name="Text_20_body">All accounted for.</text:p>
      <text:p text:style-name="Horizontal_20_Line"/>
      <text:h text:style-name="Heading_20_1" text:outline-level="1">🧠 FINAL STATUS</text:h>
      <text:p text:style-name="Text_20_body">You now have:</text:p>
      <text:list text:style-name="L46">
        <text:list-item>
          <text:p text:style-name="P48">4 portals defined</text:p>
        </text:list-item>
        <text:list-item>
          <text:p text:style-name="P48">All intelligence layers defined</text:p>
        </text:list-item>
        <text:list-item>
          <text:p text:style-name="P48">Commercial layer defined</text:p>
        </text:list-item>
        <text:list-item>
          <text:p text:style-name="P48">DevOps layer defined</text:p>
        </text:list-item>
        <text:list-item>
          <text:p text:style-name="P48">Data layer defined</text:p>
        </text:list-item>
        <text:list-item>
          <text:p text:style-name="P48">Vendor intelligence defined</text:p>
        </text:list-item>
        <text:list-item>
          <text:p text:style-name="P48">Calibration engine defined</text:p>
        </text:list-item>
        <text:list-item>
          <text:p text:style-name="P48">Long-term scalability defined</text:p>
        </text:list-item>
      </text:list>
      <text:p text:style-name="Text_20_body">This is a complete enterprise SaaS blueprint.</text:p>
      <text:p text:style-name="Horizontal_20_Line"/>
      <text:p text:style-name="Text_20_body">Next step:</text:p>
      <text:p text:style-name="Text_20_body">We now begin locking <text:span text:style-name="Strong_20_Emphasis">Phase 1 in order</text:span>:</text:p>
      <text:p text:style-name="Text_20_body">1️⃣ Multi-Tenancy Isolation Model<text:line-break/>2️⃣ Identity &amp; RBAC<text:line-break/>3️⃣ Firestore Tree Schema</text:p>
      <text:p text:style-name="Text_20_body">Only after these 3 are locked do we generate Codex prompts.</text:p>
      <text:p text:style-name="Horizontal_20_Line"/>
      <text:p text:style-name="Text_20_body">Tell me when you are ready to begin<text:line-break/>🧱 Multi-Tenancy Isolation Model (Deep Engineering Definition)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3T10:34:10.492054295</dc:date>
    <meta:editing-duration>PT43M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2" meta:paragraph-count="509" meta:word-count="2039" meta:character-count="12541" meta:non-whitespace-character-count="11233"/>
  </office:meta>
</office:document-meta>
</file>